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>
          <mrow>
            <mi mathvariant="italic">Un</mi>
            <mi mathvariant="italic">coup</mi>
            <mi mathvariant="italic">de</mi>
            <mi mathvariant="italic">pinceau</mi>
            <mi mathvariant="italic">commence</mi>
            <mi mathvariant="italic">par</mi>
            <mtext>le</mtext>
            <mi mathvariant="italic">point</mi>
            <msub>
              <mi>P</mi>
              <mrow>
                <mn>0</mn>
              </mrow>
            </msub>
            <mi mathvariant="italic">de</mi>
            <mi mathvariant="italic">coordonnées</mi>
            <mrow>
              <mo stretchy="false">(</mo>
              <mrow>
                <msub>
                  <mi>x</mi>
                  <mrow>
                    <mn>0</mn>
                  </mrow>
                </msub>
                <mi>,</mi>
                <msub>
                  <mi>y</mi>
                  <mrow>
                    <mn>0</mn>
                  </mrow>
                </msub>
              </mrow>
              <mo stretchy="false">)</mo>
            </mrow>
            <mn>.</mn>
          </mrow>
        </mtd>
      </mtr>
      <mtr>
        <mtd>
          <mrow>
            <mtext>Le</mtext>
            <mi mathvariant="italic">point</mi>
            <mi mathvariant="italic">suivant</mi>
            <msub>
              <mi>P</mi>
              <mrow>
                <mn>1</mn>
              </mrow>
            </msub>
            <mi mathvariant="italic">est</mi>
            <mi mathvariant="italic">calculé</mi>
            <mi>à</mi>
            <mi mathvariant="italic">partir</mi>
            <mi mathvariant="italic">de</mi>
            <mi mathvariant="italic">la</mi>
            <mi mathvariant="italic">direction</mi>
            <mi mathvariant="italic">du</mi>
            <mi mathvariant="italic">gradient</mi>
            <mi mathvariant="italic">au</mi>
            <mi mathvariant="italic">point</mi>
            <msub>
              <mi>P</mi>
              <mrow>
                <mn>0</mn>
              </mrow>
            </msub>
            <mn>.</mn>
          </mrow>
        </mtd>
      </mtr>
      <mtr>
        <mtd>
          <mrow>
            <mi mathvariant="italic">Les</mi>
            <mi mathvariant="italic">coordonnées</mi>
            <mi mathvariant="italic">de</mi>
            <msub>
              <mi>P</mi>
              <mrow>
                <mn>1</mn>
              </mrow>
            </msub>
            <mi mathvariant="italic">seront</mi>
            <mi mathvariant="italic">placés</mi>
            <mi mathvariant="italic">sur</mi>
            <mi mathvariant="italic">la</mi>
            <mi mathvariant="italic">normale</mi>
            <mi mathvariant="italic">du</mi>
            <mi mathvariant="italic">gradient</mi>
            <msub>
              <mi>P</mi>
              <mrow>
                <mn>0</mn>
              </mrow>
            </msub>
            <mi mathvariant="italic">de</mi>
            <mi mathvariant="italic">manière</mi>
            <mi>à</mi>
            <mi mathvariant="italic">ce</mi>
            <mi mathvariant="italic">que</mi>
            <mi mathvariant="italic">la</mi>
            <mi mathvariant="italic">courbure</mi>
            <mi mathvariant="italic">soit</mi>
            <mi mathvariant="italic">minimale.</mi>
          </mrow>
        </mtd>
      </mtr>
      <mtr>
        <mtd>
          <mrow>
            <mi mathvariant="italic">Cette</mi>
            <mi mathvariant="italic">courbure</mi>
            <mi mathvariant="italic">peut</mi>
            <mi mathvariant="italic">être</mi>
            <mi mathvariant="italic">accentuée</mi>
            <mi mathvariant="italic">ou</mi>
            <mi mathvariant="italic">minimisée</mi>
            <mi mathvariant="italic">avec</mi>
            <mi mathvariant="italic">un</mi>
            <mi mathvariant="italic">filtre</mi>
            <mi mathvariant="italic">RII</mi>
            <mrow>
              <mo stretchy="false">(</mo>
              <mrow>
                <mi mathvariant="italic">Réponse</mi>
                <mi mathvariant="italic">Impulsionnelle</mi>
                <mi mathvariant="italic">Infinie</mi>
              </mrow>
              <mo stretchy="false">)</mo>
            </mrow>
            <mn>.</mn>
          </mrow>
        </mtd>
      </mtr>
      <mtr>
        <mtd>
          <mrow>
            <mi mathvariant="italic">Les</mi>
            <mi mathvariant="italic">coordonnées</mi>
            <mi mathvariant="italic">de</mi>
            <msub>
              <mi>P</mi>
              <mrow>
                <mn>1</mn>
              </mrow>
            </msub>
            <mi mathvariant="italic">sont</mi>
            <mi mathvariant="italic">également</mi>
            <mi mathvariant="italic">placé</mi>
            <mi>à</mi>
            <mi mathvariant="italic">une</mi>
            <mi mathvariant="italic">distance</mi>
            <mi>R</mi>
            <mrow>
              <mo stretchy="false">(</mo>
              <mrow>
                <mi mathvariant="italic">en</mi>
                <mi mathvariant="italic">pixels</mi>
              </mrow>
              <mo stretchy="false">)</mo>
            </mrow>
            <mi mathvariant="italic">de</mi>
            <msub>
              <mi>P</mi>
              <mrow>
                <mn>2</mn>
              </mrow>
            </msub>
            <mn>.</mn>
          </mrow>
        </mtd>
      </mtr>
    </mtable>
    <annotation encoding="StarMath 5.0">alignl Un coup de pinceau commence par "le" point P_{0} de coordonnées (x_{0},y_{0}).
newline alignl "Le" point suivant P_{1} est calculé à partir de la direction du gradient  au point P_{0}.
newline alignl Les coordonnées de P_{1} seront placés sur la normale du gradient P_{0} de manière à ce que la courbure soit minimale.
newline alignl Cette courbure peut être accentuée ou minimisée avec un filtre RII(Réponse Impulsionnelle Infinie).
newline alignl Les coordonnées de P_{1} sont également placé à une distance R(en pixels) de P_{2}.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4:49:39.90</meta:creation-date>
    <meta:generator>OpenOffice/4.1.0$Win32 OpenOffice.org_project/410m18$Build-9764</meta:generator>
  </office:meta>
</office:document-meta>
</file>